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Назначение <text:span text:style-name="T2">SimInTech</text:span></text:h>
          </table:table-cell>
        </table:table-row>
        <table:table-row table:style-name="Table1.2">
          <table:table-cell table:style-name="Table1.A2" office:value-type="string">
            <text:p text:style-name="P1">SimInTech реализует следующие режимы работы:</text:p>
            <text:list xml:id="list7121837159593302992" text:style-name="L1">
              <text:list-item>
                <text:p text:style-name="P3"><text:span text:style-name="T1">МОДЕЛИРОВАНИЕ</text:span>, обеспечивающий: </text:p>
                <text:list>
                  <text:list-item>
                    <text:p text:style-name="P3">моделирование нестационарных процессов в непрерывных, дискретных и гибридных технических системах, в том числе и при наличии обмена данными (синхронный или асинхронный) с внешними программами и устройствами;</text:p>
                  </text:list-item>
                  <text:list-item>
                    <text:p text:style-name="P3">редактирование параметров структурной схемы и расчета в режиме "on-line";</text:p>
                  </text:list-item>
                  <text:list-item>
                    <text:p text:style-name="P3">расчет в реальном времени или в режиме масштабирования модельного времени;</text:p>
                  </text:list-item>
                  <text:list-item>
                    <text:p text:style-name="P3">рестарт, архивацию и воспроизведение результатов моделирования.</text:p>
                  </text:list-item>
                </text:list>
              </text:list-item>
              <text:list-item>
                <text:p text:style-name="P3"><text:span text:style-name="T1">КОНТРОЛЬ И УПРАВЛЕНИЕ</text:span>, позволяющий:</text:p>
                <text:list>
                  <text:list-item>
                    <text:p text:style-name="P3">создавать электронные <text:span text:style-name="T2">(</text:span><text:span text:style-name="T3">виртуальные) </text:span>аналоги измерительных приборов и управляющих устройств – для оперативного контроля и управления переходными процессами в объекте моделирования;</text:p>
                  </text:list-item>
                  <text:list-item>
                    <text:p text:style-name="P3">выполнять статистическую обработку сигналов (в том числе и внешних), основанную на быстром преобразовании Фурье.</text:p>
                  </text:list-item>
                </text:list>
              </text:list-item>
              <text:list-item>
                <text:p text:style-name="P3"><text:span text:style-name="T1">ГЕНЕРАЦИЯ КОДА</text:span>, обеспечивающий:</text:p>
                <text:list>
                  <text:list-item>
                    <text:p text:style-name="P3">автоматическое создание кода на языке Си для одной или в массовом режиме для нескольких целевых систем, по набранным в <text:span text:style-name="T2">SimInTech </text:span>схемам алгоритмов;</text:p>
                  </text:list-item>
                  <text:list-item>
                    <text:p text:style-name="P3">сборку расчетного модуля, загрузку его на целевую систему, отладку выполнения модуля (алгоритма) на внешней целевой системе;</text:p>
                  </text:list-item>
                  <text:list-item>
                    <text:p text:style-name="P3">автоматизированную организацию межприборного обмена, в случае программирования нескольких приборов одновременно.</text:p>
                  </text:list-item>
                </text:list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4-09-06T18:41:47.73</dc:date>
    <meta:generator>OpenOffice/4.1.0$Win32 OpenOffice.org_project/410m18$Build-9764</meta:generator>
    <meta:editing-duration>PT5H21M30S</meta:editing-duration>
    <meta:editing-cycles>141</meta:editing-cycles>
    <meta:document-statistic meta:table-count="1" meta:image-count="0" meta:object-count="0" meta:page-count="1" meta:paragraph-count="14" meta:word-count="161" meta:character-count="1264"/>
    <meta:user-defined meta:name="Поле 1"/>
    <meta:user-defined meta:name="Поле 2"/>
    <meta:user-defined meta:name="Поле 3"/>
    <meta:user-defined meta:name="Поле 4"/>
  </office:meta>
</office:document-meta>
</file>